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1B9789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officeooo:paragraph-rsid="0006d687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03ed0f" style:font-name-asian="Times New Roman" style:font-name-complex="Times New Roman"/>
    </style:style>
    <style:style style:name="P7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083dd7" style:font-name-asian="Times New Roman" style:font-name-complex="Times New Roman"/>
    </style:style>
    <style:style style:name="P8" style:family="paragraph" style:parent-style-name="Standard">
      <style:paragraph-properties fo:line-height="150%" fo:break-before="auto" fo:break-after="auto" style:writing-mode="lr-tb"/>
    </style:style>
    <style:style style:name="P9" style:family="paragraph" style:parent-style-name="Standard">
      <style:paragraph-properties fo:line-height="150%" style:writing-mode="lr-tb"/>
    </style:style>
    <style:style style:name="P10" style:family="paragraph" style:parent-style-name="Standard">
      <style:paragraph-properties fo:line-height="150%" style:writing-mode="lr-tb"/>
      <style:text-properties officeooo:paragraph-rsid="00083dd7"/>
    </style:style>
    <style:style style:name="P1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officeooo:rsid="0006d687" officeooo:paragraph-rsid="0006d687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officeooo:rsid="0006d687" officeooo:paragraph-rsid="00083dd7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4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3ed0f" style:font-name-asian="Times New Roman" style:font-name-complex="Times New Roman"/>
    </style:style>
    <style:style style:name="T3" style:family="text">
      <style:text-properties style:font-name="Times New Roman" officeooo:rsid="00057dbe" style:font-name-asian="Times New Roman" style:font-name-complex="Times New Roman"/>
    </style:style>
    <style:style style:name="T4" style:family="text">
      <style:text-properties style:font-name="Times New Roman" officeooo:rsid="00080fcf" style:font-name-asian="Times New Roman" style:font-name-complex="Times New Roman"/>
    </style:style>
    <style:style style:name="T5" style:family="text">
      <style:text-properties style:font-name="Times New Roman" officeooo:rsid="00083dd7" style:font-name-asian="Times New Roman" style:font-name-complex="Times New Roman"/>
    </style:style>
    <style:style style:name="T6" style:family="text">
      <style:text-properties style:font-name="Times New Roman" officeooo:rsid="00090321" style:font-name-asian="Times New Roman" style:font-name-complex="Times New Roman"/>
    </style:style>
    <style:style style:name="T7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8" style:family="text">
      <style:text-properties style:font-name="Times New Roman" fo:font-weight="bold" officeooo:rsid="00080fcf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fo:font-weight="bold" officeooo:rsid="00083dd7" style:font-name-asian="Times New Roman" style:font-weight-asian="bold" style:font-name-complex="Times New Roman" style:font-weight-complex="bold"/>
    </style:style>
    <style:style style:name="T10" style:family="text">
      <style:text-properties style:font-name="Times New Roman" fo:font-weight="bold" officeooo:rsid="00090321" style:font-name-asian="Times New Roman" style:font-weight-asian="bold" style:font-name-complex="Times New Roman" style:font-weight-complex="bold"/>
    </style:style>
    <style:style style:name="T11" style:family="text">
      <style:text-properties officeooo:rsid="0006d687"/>
    </style:style>
    <style:style style:name="T12" style:family="text">
      <style:text-properties officeooo:rsid="00083dd7"/>
    </style:style>
    <style:style style:name="T13" style:family="text">
      <style:text-properties officeooo:rsid="0009032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7">Aluno</text:span><text:span text:style-name="T1">: Antônio Carlos de Freitas Silva<text:tab/><text:tab/><text:tab/><text:tab/><text:tab/></text:span><text:span text:style-name="T7">Data:</text:span><text:span text:style-name="T1"> </text:span><text:span text:style-name="T5">3</text:span><text:span text:style-name="T6">0</text:span><text:span text:style-name="T1">/1</text:span><text:span text:style-name="T3">1</text:span><text:span text:style-name="T1">/2013</text:span></text:p>
      <text:p text:style-name="P8"><text:span text:style-name="T7">Fase/Iteração:</text:span><text:span text:style-name="T1"> Sprint </text:span><text:span text:style-name="T6">9</text:span><text:span text:style-name="T2"><text:tab/></text:span><text:span text:style-name="T1"><text:tab/><text:tab/><text:tab/><text:tab/><text:tab/><text:tab/></text:span><text:span text:style-name="T7">Esforço Total:</text:span><text:span text:style-name="T1"> 0</text:span><text:span text:style-name="T4">6</text:span><text:span text:style-name="T1">h</text:span></text:p>
      <text:p text:style-name="P5"/>
      <text:p text:style-name="P8"><text:span text:style-name="T7">Atividade: </text:span><text:span text:style-name="T10">Fornecer fonte dos dodos dos relatórios</text:span><text:span text:style-name="T9"><text:tab/></text:span><text:span text:style-name="T1"><text:tab/><text:tab/><text:tab/><text:tab/></text:span><text:span text:style-name="T7">Esforço: </text:span><text:span text:style-name="T10">1</text:span><text:span text:style-name="T7">h</text:span></text:p>
      <text:p text:style-name="P6">Descrição: <text:span text:style-name="T13">Buscar e fornecer a equipe de desenvolvimento a fonte de dados dos relatórios</text:span></text:p>
      <text:p text:style-name="P6">Produtos: -</text:p>
      <text:p text:style-name="P5">Equipe: <text:span text:style-name="T13">Ulysses Alves e Raul Barca</text:span></text:p>
      <text:p text:style-name="P9"><text:span text:style-name="T1">Artefato: </text:span><text:span text:style-name="T5">-</text:span></text:p>
      <text:p text:style-name="P9"><text:span text:style-name="T7">Atividade: </text:span><text:span text:style-name="T10">Planejar apresentações</text:span><text:span text:style-name="T1"><text:tab/><text:tab/><text:tab/><text:tab/><text:tab/><text:tab/><text:tab/></text:span><text:span text:style-name="T7">Esforço: </text:span><text:span text:style-name="T10">3</text:span><text:span text:style-name="T7">h</text:span></text:p>
      <text:p text:style-name="P5">Descrição: <text:span text:style-name="T13">Planejar junto as equipes as apresentações</text:span></text:p>
      <text:p text:style-name="P5">Produtos: -<text:span text:style-name="T11"> </text:span></text:p>
      <text:p text:style-name="P5">Equipe: <text:span text:style-name="T12">V&amp;V, GRE, GCO e MED</text:span></text:p>
      <text:p text:style-name="P3">Artefato: <text:span text:style-name="T11">-</text:span></text:p>
      <text:p text:style-name="P12"/>
      <text:p text:style-name="P10"><text:span text:style-name="T7">Atividade: </text:span><text:span text:style-name="T9">Resolver empecilhos</text:span><text:span text:style-name="T8"><text:tab/><text:tab/></text:span><text:span text:style-name="T1"><text:tab/><text:tab/><text:tab/><text:tab/><text:tab/></text:span><text:span text:style-name="T7">Esforço: </text:span><text:span text:style-name="T9">2</text:span><text:span text:style-name="T7">h</text:span></text:p>
      <text:p text:style-name="P7">Descrição: <text:span text:style-name="T12">Procurar soluções junto com o Danillo para resolver problemas de infra da Fábrica</text:span></text:p>
      <text:p text:style-name="P7">Produtos: -<text:span text:style-name="T11"> </text:span></text:p>
      <text:p text:style-name="P7">Equipe: <text:span text:style-name="T12">Danillo Guimarães</text:span></text:p>
      <text:p text:style-name="P13">Artefato: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Nome do Projeto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12</meta:editing-cycles>
    <dc:date>2013-11-30T20:45:46.317000000</dc:date>
    <meta:editing-duration>P0D</meta:editing-duration>
    <meta:document-statistic meta:table-count="0" meta:image-count="1" meta:object-count="0" meta:page-count="1" meta:paragraph-count="20" meta:word-count="110" meta:character-count="772" meta:non-whitespace-character-count="652"/>
  </office:meta>
</office:document-meta>
</file>